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19da" officeooo:paragraph-rsid="001619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round &amp; Obstacle avoidance:</text:p>
      <text:p text:style-name="Standard"><text:a xlink:type="simple" xlink:href="https://youtu.be/yUt8_m8PsGE" text:style-name="Internet_20_link" text:visited-style-name="Visited_20_Internet_20_Link">https://youtu.be/yUt8_m8PsGE</text:a></text:p>
      <text:p text:style-name="Standard"/>
      <text:p text:style-name="Standard"/>
      <text:p text:style-name="P1">Self-Collision free move:</text:p>
      <text:p text:style-name="P1"><text:a xlink:type="simple" xlink:href="https://youtu.be/D_UV7NoHPpM" text:style-name="Internet_20_link" text:visited-style-name="Visited_20_Internet_20_Link">https://youtu.be/D_UV7NoHPpM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5T21:50:13.805236596</meta:creation-date>
    <dc:date>2023-03-25T21:57:40.446643777</dc:date>
    <meta:editing-duration>PT1H8M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4" meta:word-count="9" meta:character-count="109" meta:non-whitespace-character-count="104"/>
  </office:meta>
</office:document-meta>
</file>